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 style:data-style-name="N2" text:time-value="22:12:16.179337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4-22T22:12:29.359717446</dc:date>
    <meta:editing-duration>P7DT18H20M37S</meta:editing-duration>
    <meta:editing-cycles>525</meta:editing-cycles>
    <meta:generator>LibreOffice/6.0.2.1.0$Linux_X86_64 LibreOffice_project/00m0$Build-1</meta:generator>
    <meta:document-statistic meta:table-count="1" meta:cell-count="5638" meta:object-count="0"/>
  </office:meta>
</office:document-meta>
</file>